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EE0000"/>
    </style:style>
    <style:style style:name="P16" style:parent-style-name="Normal" style:family="paragraph">
      <style:text-properties fo:font-weight="bold" style:font-weight-asian="bold" style:font-weight-complex="bold" fo:color="#EE0000"/>
    </style:style>
    <style:style style:name="P17" style:parent-style-name="Normal" style:family="paragraph">
      <style:text-properties fo:font-weight="bold" style:font-weight-asian="bold" style:font-weight-complex="bold" fo:color="#EE0000"/>
    </style:style>
    <style:style style:name="P18" style:parent-style-name="Normal" style:family="paragraph">
      <style:text-properties fo:font-weight="bold" style:font-weight-asian="bold" style:font-weight-complex="bold" fo:color="#EE0000"/>
    </style:style>
    <style:style style:name="P19" style:parent-style-name="Normal" style:family="paragraph">
      <style:text-properties fo:font-weight="bold" style:font-weight-asian="bold" style:font-weight-complex="bold" fo:color="#EE0000"/>
    </style:style>
    <style:style style:name="P20" style:parent-style-name="Párrafodelista" style:list-style-name="LFO1" style:family="paragraph"/>
    <style:style style:name="P21" style:parent-style-name="Párrafodelista" style:list-style-name="LFO1" style:family="paragraph"/>
    <style:style style:name="P22" style:parent-style-name="Párrafodelista" style:list-style-name="LFO1" style:family="paragraph"/>
    <style:style style:name="P23" style:parent-style-name="Párrafodelista" style:list-style-name="LFO1" style:family="paragraph"/>
    <style:style style:name="P24" style:parent-style-name="Normal" style:family="paragraph">
      <style:text-properties fo:font-weight="bold" style:font-weight-asian="bold" style:font-weight-complex="bold" fo:color="#EE0000"/>
    </style:style>
    <style:style style:name="P25" style:parent-style-name="Normal" style:family="paragraph">
      <style:text-properties fo:font-weight="bold" style:font-weight-asian="bold" style:font-weight-complex="bold" fo:color="#EE0000"/>
    </style:style>
    <style:style style:name="P26" style:parent-style-name="Párrafodelista" style:list-style-name="LFO2" style:family="paragraph"/>
    <style:style style:name="P27" style:parent-style-name="Párrafodelista" style:list-style-name="LFO2" style:family="paragraph"/>
    <style:style style:name="P28" style:parent-style-name="Párrafodelista" style:list-style-name="LFO2" style:family="paragraph"/>
    <style:style style:name="P29" style:parent-style-name="Párrafodelista" style:list-style-name="LFO2" style:family="paragraph"/>
    <style:style style:name="P30" style:parent-style-name="Normal" style:family="paragraph">
      <style:text-properties fo:font-weight="bold" style:font-weight-asian="bold" style:font-weight-complex="bold" fo:color="#EE0000"/>
    </style:style>
    <style:style style:name="P31" style:parent-style-name="Normal" style:family="paragraph">
      <style:text-properties fo:font-weight="bold" style:font-weight-asian="bold" style:font-weight-complex="bold" fo:color="#EE0000"/>
    </style:style>
    <style:style style:name="P32" style:parent-style-name="Normal" style:family="paragraph">
      <style:text-properties fo:font-weight="bold" style:font-weight-asian="bold" style:font-weight-complex="bold" fo:color="#EE0000"/>
    </style:style>
    <style:style style:name="P33" style:parent-style-name="Normal" style:family="paragraph">
      <style:text-properties fo:font-weight="bold" style:font-weight-asian="bold" style:font-weight-complex="bold" fo:color="#EE0000"/>
    </style:style>
    <style:style style:name="P34" style:parent-style-name="Párrafodelista" style:list-style-name="LFO3" style:family="paragraph"/>
    <style:style style:name="P35" style:parent-style-name="Párrafodelista" style:list-style-name="LFO3" style:family="paragraph"/>
    <style:style style:name="P36" style:parent-style-name="Párrafodelista" style:list-style-name="LFO3" style:family="paragraph"/>
    <style:style style:name="P37" style:parent-style-name="Párrafodelista" style:list-style-name="LFO3" style:family="paragraph"/>
    <style:style style:name="P38" style:parent-style-name="Normal" style:family="paragraph">
      <style:text-properties fo:font-weight="bold" style:font-weight-asian="bold" style:font-weight-complex="bold" fo:color="#EE0000"/>
    </style:style>
    <style:style style:name="P39" style:parent-style-name="Párrafodelista" style:list-style-name="LFO4" style:family="paragraph"/>
    <style:style style:name="P40" style:parent-style-name="Párrafodelista" style:list-style-name="LFO4" style:family="paragraph"/>
    <style:style style:name="P41" style:parent-style-name="Párrafodelista" style:list-style-name="LFO4" style:family="paragraph"/>
    <style:style style:name="P42" style:parent-style-name="Párrafodelista" style:list-style-name="LFO4" style:family="paragraph"/>
    <style:style style:name="P43" style:parent-style-name="Normal" style:family="paragraph">
      <style:text-properties fo:font-weight="bold" style:font-weight-asian="bold" style:font-weight-complex="bold" fo:color="#EE0000"/>
    </style:style>
    <style:style style:name="P44" style:parent-style-name="Normal" style:family="paragraph">
      <style:text-properties fo:color="#EE0000"/>
    </style:style>
  </office:automatic-styles>
  <office:body>
    <office:text text:use-soft-page-breaks="true">
      <text:p text:style-name="P1">La Inteligencia Artificial en la Educación</text:p>
      <text:p text:style-name="P16">1. ¿Qué es la Inteligencia Artificial?</text:p>
      <text:p text:style-name="Normal"/>
      <text:p text:style-name="Normal">La Inteligencia Artificial (IA) es una tecnología que permite a las máquinas imitar capacidades humanas como el aprendizaje, el razonamiento y la toma de decisiones. Utiliza algoritmos y datos para mejorar su funcionamiento con el tiempo.</text:p>
      <text:p text:style-name="P17"/>
      <text:p text:style-name="P18">2.IA aplicada a la educación</text:p>
      <text:p text:style-name="Normal"/>
      <text:p text:style-name="Normal">En el ámbito educativo, la IA se utiliza para mejorar el proceso de enseñanza y aprendizaje. Permite adaptar los contenidos a cada estudiante y facilita el trabajo del profesorado.</text:p>
      <text:p text:style-name="Normal"/>
      <text:p text:style-name="P19">3. Usos de la IA en el aula</text:p>
      <text:p text:style-name="Normal"/>
      <text:list text:style-name="LFO1" text:continue-numbering="true">
        <text:list-item>
          <text:p text:style-name="P20">Plataformas de aprendizaje personalizadas</text:p>
        </text:list-item>
        <text:list-item>
          <text:p text:style-name="P21">Asistentes virtuales y chatbots educativos</text:p>
        </text:list-item>
        <text:list-item>
          <text:p text:style-name="P22">Corrección automática de ejercicios</text:p>
        </text:list-item>
        <text:list-item>
          <text:p text:style-name="P23">Recomendación de contenidos según el progreso del alumno</text:p>
        </text:list-item>
      </text:list>
      <text:p text:style-name="Normal"/>
      <text:p text:style-name="P24">4. Ventajas de la IA en la educación</text:p>
      <text:p text:style-name="P25"/>
      <text:list text:style-name="LFO2" text:continue-numbering="true">
        <text:list-item>
          <text:p text:style-name="P26">Aprendizaje personalizado</text:p>
        </text:list-item>
        <text:list-item>
          <text:p text:style-name="P27">Ahorro de tiempo para el profesorado</text:p>
        </text:list-item>
        <text:list-item>
          <text:p text:style-name="P28">Mayor motivación del alumnado</text:p>
        </text:list-item>
        <text:list-item>
          <text:p text:style-name="P29">Acceso a la educación en cualquier momento y lugar</text:p>
        </text:list-item>
      </text:list>
      <text:p text:style-name="Normal"/>
      <text:p text:style-name="P30"/>
      <text:p text:style-name="P31"/>
      <text:p text:style-name="P32"/>
      <text:soft-page-break/>
      <text:p text:style-name="P33">5.Riesgos y desventajas</text:p>
      <text:p text:style-name="Normal"/>
      <text:list text:style-name="LFO3" text:continue-numbering="true">
        <text:list-item>
          <text:p text:style-name="P34">Dependencia excesiva de la tecnología</text:p>
        </text:list-item>
        <text:list-item>
          <text:p text:style-name="P35">Falta de contacto humano</text:p>
        </text:list-item>
        <text:list-item>
          <text:p text:style-name="P36">Problemas de privacidad de datos</text:p>
        </text:list-item>
        <text:list-item>
          <text:p text:style-name="P37">Desigualdad en el acceso a la tecnología</text:p>
        </text:list-item>
      </text:list>
      <text:p text:style-name="Normal"/>
      <text:p text:style-name="P38">6.Ejemplos de herramientas con IA</text:p>
      <text:p text:style-name="Normal"/>
      <text:list text:style-name="LFO4" text:continue-numbering="true">
        <text:list-item>
          <text:p text:style-name="P39">ChatGPT</text:p>
        </text:list-item>
        <text:list-item>
          <text:p text:style-name="P40">Duolingo</text:p>
        </text:list-item>
        <text:list-item>
          <text:p text:style-name="P41">Google Classroom con funciones inteligentes</text:p>
        </text:list-item>
        <text:list-item>
          <text:p text:style-name="P42">Plataformas de aprendizaje adaptativo</text:p>
        </text:list-item>
      </text:list>
      <text:p text:style-name="Normal"/>
      <text:p text:style-name="P43">7.El futuro de la IA en la educación</text:p>
      <text:p text:style-name="Normal"/>
      <text:p text:style-name="Normal">La IA seguirá evolucionando y tendrá un papel clave en la educación del futuro, ayudando a crear experiencias de aprendizaje más inclusivas, eficientes y adaptadas a cada estudiante.</text:p>
      <text:p text:style-name="Normal"/>
      <text:p text:style-name="P44">8.Conclusión</text:p>
      <text:p text:style-name="Normal"/>
      <text:p text:style-name="Normal">La Inteligencia Artificial es una herramienta muy útil en la educación si se utiliza de forma responsable. No sustituye al profesorado, sino que lo apoya y mejora el proceso educativ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2.9902in"/>
    </style:style>
    <style:style style:name="TableColumn4" style:family="table-column">
      <style:table-column-properties style:column-width="2.9152in"/>
    </style:style>
    <style:style style:name="Table2" style:family="table">
      <style:table-properties style:width="5.9055in" style:rel-width="100%" fo:margin-left="0in" table:align="center"/>
    </style:style>
    <style:style style:name="TableRow5" style:family="table-row">
      <style:table-row-properties style:row-height="0.0798in"/>
    </style:style>
    <style:style style:name="TableCell6" style:family="table-cell">
      <style:table-cell-properties fo:border="none" fo:background-color="#156082" style:writing-mode="lr-tb" fo:padding-top="0in" fo:padding-left="0.0798in" fo:padding-bottom="0in" fo:padding-right="0.0798in">
        <style:background-fill draw:fill="solid" draw:fill-color="#156082"/>
      </style:table-cell-properties>
    </style:style>
    <style:style style:name="P7" style:parent-style-name="Encabezado" style:family="paragraph">
      <style:text-properties fo:text-transform="uppercase" fo:color="#EE0000" fo:font-size="9pt" style:font-size-asian="9pt"/>
    </style:style>
    <style:style style:name="TableCell8" style:family="table-cell">
      <style:table-cell-properties fo:border="none" fo:background-color="#156082" style:writing-mode="lr-tb" fo:padding-top="0in" fo:padding-left="0.0798in" fo:padding-bottom="0in" fo:padding-right="0.0798in">
        <style:background-fill draw:fill="solid" draw:fill-color="#156082"/>
      </style:table-cell-properties>
    </style:style>
    <style:style style:name="P9" style:parent-style-name="Encabezado" style:family="paragraph">
      <style:paragraph-properties fo:text-align="end"/>
      <style:text-properties fo:text-transform="uppercase" fo:color="#EE0000" fo:font-size="9pt" style:font-size-asian="9p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12" style:parent-style-name="Fuentedepárrafopredeter." style:family="text">
      <style:text-properties fo:text-transform="uppercase" fo:color="#EE0000" fo:font-size="9pt" style:font-size-asian="9pt" style:font-size-complex="9pt"/>
    </style:style>
    <style:style style:name="TableCell13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4" style:parent-style-name="Piedepágina" style:family="paragraph">
      <style:paragraph-properties fo:text-align="end"/>
    </style:style>
    <style:style style:name="T15" style:parent-style-name="Fuentedepárrafopredeter." style:family="text">
      <style:text-properties fo:text-transform="uppercase" fo:color="#EE0000" fo:font-size="9pt" style:font-size-asian="9pt" style:font-size-complex="9pt"/>
    </style:style>
  </office:automatic-styles>
  <office:master-styles>
    <style:master-page style:name="MP0" style:page-layout-name="PL0">
      <style:header>
        <text:p text:style-name="Encabezado"/>
      </style:header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Piedepágina"><text:span text:style-name="T12">JOSE MIGUEL FERNÁNDEZ HIDALGO</text:span></text:p>
            </table:table-cell>
            <table:table-cell table:style-name="TableCell13">
              <text:p text:style-name="P14"><text:span text:style-name="T15"><text:page-number text:fixed="false">2</text:page-number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2-18T14:19:00Z</meta:creation-date>
    <dc:date>2025-12-18T14:23:00Z</dc:date>
    <meta:template xlink:href="Normal" xlink:type="simple"/>
    <meta:editing-cycles>1</meta:editing-cycles>
    <meta:editing-duration>PT240S</meta:editing-duration>
    <meta:document-statistic meta:page-count="2" meta:paragraph-count="3" meta:word-count="253" meta:character-count="1645" meta:row-count="11" meta:non-whitespace-character-count="1395"/>
  </office:meta>
</office:document-meta>
</file>